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LTWConfig_withAjWeavingDisabled.ge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LoadTimeWeavingTests.enableLTW_withAjWeavingAutode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ableLoadTimeWeavingTests.enableLTW_withAjWeaving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ableLTWConfig_withAjWeavingAutodetect.ge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LoadTimeWeavingTests.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LoadTimeWeavingTests.enableLTW_withAjWeav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ableLTWConfig_withAjWeavingEnabled.ge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